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2" style:family="table">
      <style:table-properties style:width="170mm" style:rel-width="100%" fo:margin-left="0mm" table:align="left" style:writing-mode="page"/>
    </style:style>
    <style:style style:name="Table12.A" style:family="table-column">
      <style:table-column-properties style:column-width="27.75mm" style:rel-column-width="1573*"/>
    </style:style>
    <style:style style:name="Table12.B" style:family="table-column">
      <style:table-column-properties style:column-width="142.26mm" style:rel-column-width="8065*"/>
    </style:style>
    <style:style style:name="Table12.A1" style:family="table-cell">
      <style:table-cell-properties fo:padding="0.97mm" fo:border="none"/>
    </style:style>
    <style:style style:name="Table15" style:family="table">
      <style:table-properties style:width="170mm" style:rel-width="100%" fo:margin-left="0mm" table:align="left" style:writing-mode="page"/>
    </style:style>
    <style:style style:name="Table15.A" style:family="table-column">
      <style:table-column-properties style:column-width="27.75mm" style:rel-column-width="1573*"/>
    </style:style>
    <style:style style:name="Table15.B" style:family="table-column">
      <style:table-column-properties style:column-width="142.26mm" style:rel-column-width="8065*"/>
    </style:style>
    <style:style style:name="Table15.A1" style:family="table-cell">
      <style:table-cell-properties fo:padding="0.97mm" fo:border="none"/>
    </style:style>
    <style:style style:name="P1" style:family="paragraph" style:parent-style-name="Normal">
      <style:paragraph-properties fo:margin-left="0mm" fo:margin-right="0mm" fo:margin-top="0mm" fo:margin-bottom="0mm" loext:contextual-spacing="false" fo:line-height="107%" fo:text-indent="0mm" style:auto-text-indent="false"/>
    </style:style>
    <style:style style:name="P2" style:family="paragraph" style:parent-style-name="Normal">
      <style:paragraph-properties fo:margin-left="0mm" fo:margin-right="0mm" fo:margin-top="0mm" fo:margin-bottom="0mm" loext:contextual-spacing="false" fo:line-height="107%" fo:text-align="justify" style:justify-single-word="false" fo:text-indent="0mm" style:auto-text-indent="false"/>
    </style:style>
    <style:style style:name="P3" style:family="paragraph" style:parent-style-name="Normal">
      <style:paragraph-properties fo:margin-left="0mm" fo:margin-right="0mm" fo:margin-top="0mm" fo:margin-bottom="0.04mm" loext:contextual-spacing="false" fo:line-height="99%" fo:text-indent="0mm" style:auto-text-indent="false"/>
    </style:style>
    <style:style style:name="P4" style:family="paragraph" style:parent-style-name="Normal">
      <style:paragraph-properties fo:margin-left="0mm" fo:margin-right="0.83mm" fo:text-indent="0mm" style:auto-text-indent="false"/>
    </style:style>
    <style:style style:name="P5" style:family="paragraph" style:parent-style-name="Standard">
      <style:paragraph-properties fo:margin-left="0mm" fo:margin-right="0.83mm" fo:text-indent="0mm" style:auto-text-indent="false">
        <style:tab-stops/>
      </style:paragraph-properties>
    </style:style>
    <style:style style:name="P6" style:family="paragraph" style:parent-style-name="Normal">
      <style:paragraph-properties fo:margin-left="0.02mm" fo:margin-right="0mm" fo:margin-top="0mm" fo:margin-bottom="0mm" loext:contextual-spacing="false" fo:line-height="107%" fo:text-indent="0mm" style:auto-text-indent="false">
        <style:tab-stops/>
      </style:paragraph-properties>
    </style:style>
    <style:style style:name="P7" style:family="paragraph" style:parent-style-name="Normal">
      <style:paragraph-properties fo:margin-left="0mm" fo:margin-right="18.66mm" fo:margin-top="0mm" fo:margin-bottom="0mm" loext:contextual-spacing="false" fo:line-height="107%" fo:text-indent="0mm" style:auto-text-indent="false"/>
    </style:style>
    <style:style style:name="P8" style:family="paragraph" style:parent-style-name="Normal">
      <style:paragraph-properties fo:margin-left="0.02mm" fo:margin-right="46.85mm" fo:margin-top="0mm" fo:margin-bottom="0mm" loext:contextual-spacing="false" fo:line-height="107%" fo:text-indent="0mm" style:auto-text-indent="false">
        <style:tab-stops/>
      </style:paragraph-properties>
    </style:style>
    <style:style style:name="P9" style:family="paragraph" style:parent-style-name="Normal">
      <style:paragraph-properties fo:margin-left="0mm" fo:margin-right="0mm" fo:margin-top="0mm" fo:margin-bottom="0mm" loext:contextual-spacing="false" fo:line-height="107%" fo:text-indent="0.02mm" style:auto-text-indent="false"/>
    </style:style>
    <style:style style:name="P10" style:family="paragraph" style:parent-style-name="Normal">
      <style:paragraph-properties fo:margin-left="47.64mm" fo:margin-right="0mm" fo:margin-top="0mm" fo:margin-bottom="0mm" loext:contextual-spacing="false" fo:line-height="100%" fo:text-indent="-47.63mm" style:auto-text-indent="false">
        <style:tab-stops/>
      </style:paragraph-properties>
    </style:style>
    <style:style style:name="P11" style:family="paragraph" style:parent-style-name="Normal">
      <style:paragraph-properties fo:margin-left="0mm" fo:margin-right="45.42mm" fo:margin-top="0mm" fo:margin-bottom="0mm" loext:contextual-spacing="false" fo:line-height="107%" fo:text-indent="0mm" style:auto-text-indent="false"/>
    </style:style>
    <style:style style:name="P12" style:family="paragraph" style:parent-style-name="Normal">
      <style:paragraph-properties fo:margin-left="0mm" fo:margin-right="57.03mm" fo:margin-top="0mm" fo:margin-bottom="0mm" loext:contextual-spacing="false" fo:line-height="107%" fo:text-indent="0mm" style:auto-text-indent="false"/>
    </style:style>
    <style:style style:name="P13" style:family="paragraph" style:parent-style-name="Normal">
      <style:paragraph-properties fo:margin-left="0mm" fo:margin-right="34.36mm" fo:margin-top="0mm" fo:margin-bottom="0mm" loext:contextual-spacing="false" fo:line-height="107%" fo:text-indent="0mm" style:auto-text-indent="false"/>
    </style:style>
    <style:style style:name="P14" style:family="paragraph" style:parent-style-name="Normal">
      <style:paragraph-properties fo:margin-left="0.04mm" fo:margin-right="0mm" fo:margin-top="0mm" fo:margin-bottom="0mm" loext:contextual-spacing="false" fo:line-height="107%" fo:text-indent="0mm" style:auto-text-indent="false">
        <style:tab-stops/>
      </style:paragraph-properties>
    </style:style>
    <style:style style:name="P15" style:family="paragraph" style:parent-style-name="Normal">
      <style:paragraph-properties fo:margin-left="0mm" fo:margin-right="1.16mm" fo:margin-top="0mm" fo:margin-bottom="0mm" loext:contextual-spacing="false" fo:line-height="100%" fo:text-align="justify" style:justify-single-word="false" fo:text-indent="0mm" style:auto-text-indent="false"/>
    </style:style>
    <style:style style:name="P16" style:family="paragraph" style:parent-style-name="Normal">
      <style:paragraph-properties fo:margin-left="0.04mm" fo:margin-right="0.26mm" fo:margin-top="0mm" fo:margin-bottom="0mm" loext:contextual-spacing="false" fo:line-height="107%" fo:text-indent="0mm" style:auto-text-indent="false">
        <style:tab-stops/>
      </style:paragraph-properties>
    </style:style>
    <style:style style:name="P17" style:family="paragraph" style:parent-style-name="Normal">
      <style:paragraph-properties fo:margin-left="0mm" fo:margin-right="34.96mm" fo:margin-top="0mm" fo:margin-bottom="0mm" loext:contextual-spacing="false" fo:line-height="107%" fo:text-indent="0mm" style:auto-text-indent="false"/>
    </style:style>
    <style:style style:name="P18" style:family="paragraph" style:parent-style-name="Normal">
      <style:paragraph-properties fo:margin-left="0mm" fo:margin-right="63.24mm" fo:margin-top="0mm" fo:margin-bottom="0mm" loext:contextual-spacing="false" fo:line-height="107%" fo:text-indent="0mm" style:auto-text-indent="false"/>
    </style:style>
    <style:style style:name="P19" style:family="paragraph" style:parent-style-name="Normal">
      <style:paragraph-properties fo:margin-left="0mm" fo:margin-right="37.47mm" fo:margin-top="0mm" fo:margin-bottom="0mm" loext:contextual-spacing="false" fo:line-height="107%" fo:text-indent="0mm" style:auto-text-indent="false"/>
    </style:style>
    <style:style style:name="P20" style:family="paragraph" style:parent-style-name="Normal">
      <style:paragraph-properties fo:margin-left="-0.07mm" fo:margin-right="0mm" fo:margin-top="0mm" fo:margin-bottom="2.66mm" loext:contextual-spacing="false" fo:text-indent="-0.18mm" style:auto-text-indent="false">
        <style:tab-stops/>
      </style:paragraph-properties>
    </style:style>
    <style:style style:name="P21" style:family="paragraph" style:parent-style-name="Normal">
      <style:paragraph-properties fo:margin-left="0mm" fo:margin-right="0mm" fo:margin-top="0mm" fo:margin-bottom="0mm" loext:contextual-spacing="false" fo:line-height="107%" fo:text-indent="0mm" style:auto-text-indent="false"/>
    </style:style>
    <style:style style:name="P22" style:family="paragraph" style:parent-style-name="table_5f_body_5f_left">
      <style:text-properties officeooo:rsid="00207ee2" officeooo:paragraph-rsid="00207ee2"/>
    </style:style>
    <style:style style:name="P23" style:family="paragraph" style:parent-style-name="Heading_20_1" style:master-page-name="Right_20_Page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/>
    </style:style>
    <style:style style:name="T4" style:family="text">
      <style:text-properties fo:font-size="10.5pt" style:font-size-asian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2097155521" text:style-name="Outline">
        <text:list-item>
          <text:h text:style-name="P23" text:outline-level="1"><text:bookmark text:name="_scpi_subsys_cal"/>:CALibrate Commands</text:h>
        </text:list-item>
      </text:list>
      <text:p text:style-name="P4"/>
      <text:p text:style-name="P20"><text:span text:style-name="Default_20_Paragraph_20_Font"><text:span text:style-name="T1">Command List: </text:span></text:span></text:p>
      <text:list xml:id="list3879773754" text:style-name="List_20_1">
        <text:list-item>
          <text:p text:style-name="List_20_1_20_Start"><text:span text:style-name="Default_20_Paragraph_20_Font">:CALibrate:QUIT</text:span></text:p>
        </text:list-item>
        <text:list-item>
          <text:p text:style-name="List_20_1_20_End">:CALibrate:STARt</text:p>
        </text:list-item>
      </text:list>
      <text:list xml:id="list211202367927605" text:continue-list="list2097155521" text:style-name="Outline">
        <text:list-item>
          <text:list>
            <text:list-item>
              <text:h text:style-name="Heading_20_2" text:outline-level="2"><text:bookmark text:name="cal_quit"/>:CALibrate:QUIT</text:h>
            </text:list-item>
          </text:list>
        </text:list-item>
      </text:list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5f_body_5f_left">Syntax</text:p>
          </table:table-cell>
          <table:table-cell table:style-name="Table12.A1" office:value-type="string">
            <text:p text:style-name="Standard"><text:bookmark text:name="_scpi_cal_quit"/>:CALibrate:QUIT</text:p>
          </table:table-cell>
        </table:table-row>
        <table:table-row>
          <table:table-cell table:style-name="Table12.A1" office:value-type="string">
            <text:p text:style-name="table_5f_body_5f_left">Description</text:p>
          </table:table-cell>
          <table:table-cell table:style-name="Table12.A1" office:value-type="string">
            <text:p text:style-name="P2">Exit the self-calibration at any time.</text:p>
          </table:table-cell>
        </table:table-row>
        <table:table-row>
          <table:table-cell table:style-name="Table12.A1" office:value-type="string">
            <text:p text:style-name="P22">Related command</text:p>
          </table:table-cell>
          <table:table-cell table:style-name="Table12.A1" office:value-type="string">
            <text:p text:style-name="P1">:CALibrate:STARt </text:p>
          </table:table-cell>
        </table:table-row>
      </table:table>
      <text:list xml:id="list211202886846259" text:continue-numbering="true" text:style-name="Outline">
        <text:list-item>
          <text:list>
            <text:list-item>
              <text:h text:style-name="Heading_20_2" text:outline-level="2"><text:bookmark text:name="cal_star"/>:CALibrate:STARt</text:h>
            </text:list-item>
          </text:list>
        </text:list-item>
      </text:list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table_5f_body_5f_left">Syntax</text:p>
          </table:table-cell>
          <table:table-cell table:style-name="Table15.A1" office:value-type="string">
            <text:p text:style-name="P1"><text:bookmark text:name="_scpi_cal_star"/>:CALibrate:STARt </text:p>
          </table:table-cell>
        </table:table-row>
        <table:table-row>
          <table:table-cell table:style-name="Table15.A1" office:value-type="string">
            <text:p text:style-name="table_5f_body_5f_left">Description</text:p>
          </table:table-cell>
          <table:table-cell table:style-name="Table15.A1" office:value-type="string">
            <text:p text:style-name="P1">The oscilloscope starts to execute self-calibration. </text:p>
          </table:table-cell>
        </table:table-row>
        <table:table-row>
          <table:table-cell table:style-name="Table15.A1" office:value-type="string">
            <text:p text:style-name="table_5f_body_5f_left">Explanation</text:p>
          </table:table-cell>
          <table:table-cell table:style-name="Table15.A1" office:value-type="string">
            <text:list xml:id="list211203593412344" text:continue-list="list3879773754" text:style-name="List_20_1">
              <text:list-item>
                <text:p text:style-name="List_20_1_20_Start">The self-calibration operation can make the oscilloscope quickly reach its optimum working state to obtain the most accurate measurement values. </text:p>
              </text:list-item>
              <text:list-item>
                <text:p text:style-name="List_20_1_20_Start">During the self-calibration, all the channels of the oscilloscope must be disconnected from the inputs. </text:p>
              </text:list-item>
              <text:list-item>
                <text:p text:style-name="List_20_1_20_Start">The functions of most of the keys are disabled during the self-calibration. You can send the :CALibrate:QUIT command to quit the self-calibration. 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 style:writing-mode="page"/>
      <style:text-properties style:font-name="Tahoma" fo:font-family="Tahoma" style:font-style-name="Regular" style:font-family-generic="swiss" style:font-pitch="variable" fo:font-size="10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 style:writing-mode="page">
        <style:tab-stops/>
      </style:paragraph-properties>
      <style:text-properties style:use-window-font-color="true" style:font-name="Tahoma" fo:font-family="Tahoma" style:font-style-name="Regular" style:font-family-generic="swiss" style:font-pitch="variable" fo:font-size="10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 style:writing-mode="page"/>
      <style:text-properties fo:color="#0066cc" fo:font-size="10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 style:writing-mode="page">
        <style:tab-stops/>
      </style:paragraph-properties>
      <style:text-properties style:font-name="Tahoma" fo:font-family="Tahoma" style:font-style-name="Regular" style:font-family-generic="swiss" style:font-pitch="variable" fo:font-size="10pt"/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 style:writing-mode="page">
        <style:tab-stops/>
      </style:paragraph-properties>
      <style:text-properties style:font-name="Tahoma" fo:font-family="Tahoma" style:font-style-name="Regular" style:font-family-generic="swiss" style:font-pitch="variable"/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 style:writing-mode="page">
        <style:tab-stops/>
      </style:paragraph-properties>
      <style:text-properties style:font-name="Tahoma" fo:font-family="Tahoma" style:font-style-name="Regular" style:font-family-generic="swiss" style:font-pitch="variable" fo:font-size="10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 style:writing-mode="page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pt" fo:font-style="normal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 style:writing-mode="page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pt" fo:font-style="normal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 style:master-page-name="">
      <style:paragraph-properties fo:margin-left="0mm" fo:margin-right="3mm" fo:text-align="end" style:justify-single-word="false" fo:text-indent="0mm" style:auto-text-indent="false" style:page-number="auto" style:writing-mode="page"/>
      <style:text-properties fo:color="#0000cc" fo:font-size="10pt" fo:font-style="normal" fo:font-weight="bold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List_20_1_20_Cont." style:display-name="List 1 Cont." style:family="paragraph" style:parent-style-name="List" style:list-style-name="" style:class="list" style:master-page-name="">
      <loext:graphic-properties draw:fill="none" draw:fill-color="#cfe7f5"/>
      <style:paragraph-properties fo:margin-left="10mm" fo:margin-right="1.99mm" fo:margin-top="0mm" fo:margin-bottom="0mm" loext:contextual-spacing="false" fo:text-indent="0mm" style:auto-text-indent="false" style:page-number="auto" fo:background-color="transparent" style:shadow="none" style:writing-mode="page">
        <style:tab-stops/>
      </style:paragraph-properties>
      <style:text-properties style:font-name="Tahoma" fo:font-family="Tahoma" style:font-style-name="Regular" style:font-family-generic="swiss" style:font-pitch="variable"/>
    </style:style>
    <style:style style:name="Normal" style:family="paragraph">
      <style:paragraph-properties fo:margin-left="0mm" fo:margin-right="0mm" fo:margin-top="0mm" fo:margin-bottom="0.09mm" loext:contextual-spacing="false" fo:line-height="104%" fo:hyphenation-ladder-count="no-limit" fo:text-indent="0.16mm" style:auto-text-indent="false"/>
      <style:text-properties fo:color="#000000" style:font-name="Tahoma1" fo:font-family="Tahoma" style:font-family-generic="swiss" style:font-pitch="variable" fo:font-size="10pt" style:font-name-asian="Tahoma1" style:font-family-asian="Tahoma" style:font-family-generic-asian="swiss" style:font-pitch-asian="variable" style:font-size-asian="10pt" style:font-name-complex="Tahoma1" style:font-family-complex="Tahoma" style:font-family-generic-complex="swiss" style:font-pitch-complex="variable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efault_20_Paragraph_20_Font" style:display-name="Default Paragraph Font" style:family="text"/>
    <style:style style:name="WW_5f_CharLFO67LVL1" style:display-name="WW_CharLFO67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2" style:display-name="WW_CharLFO67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3" style:display-name="WW_CharLFO67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4" style:display-name="WW_CharLFO67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5" style:display-name="WW_CharLFO67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6" style:display-name="WW_CharLFO67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7" style:display-name="WW_CharLFO67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8" style:display-name="WW_CharLFO67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9" style:display-name="WW_CharLFO67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1" style:display-name="WW_CharLFO68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2" style:display-name="WW_CharLFO68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3" style:display-name="WW_CharLFO68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4" style:display-name="WW_CharLFO68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5" style:display-name="WW_CharLFO68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6" style:display-name="WW_CharLFO68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7" style:display-name="WW_CharLFO68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8" style:display-name="WW_CharLFO68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9" style:display-name="WW_CharLFO68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1" style:display-name="WW_CharLFO10LVL1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2" style:display-name="WW_CharLFO10LVL2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3" style:display-name="WW_CharLFO10LVL3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4" style:display-name="WW_CharLFO10LVL4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5" style:display-name="WW_CharLFO10LVL5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6" style:display-name="WW_CharLFO10LVL6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7" style:display-name="WW_CharLFO10LVL7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8" style:display-name="WW_CharLFO10LVL8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9" style:display-name="WW_CharLFO10LVL9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1" style:display-name="WW_CharLFO69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2" style:display-name="WW_CharLFO69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3" style:display-name="WW_CharLFO69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4" style:display-name="WW_CharLFO69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5" style:display-name="WW_CharLFO69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6" style:display-name="WW_CharLFO69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7" style:display-name="WW_CharLFO69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8" style:display-name="WW_CharLFO69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9" style:display-name="WW_CharLFO69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1" style:display-name="WW_CharLFO71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2" style:display-name="WW_CharLFO71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3" style:display-name="WW_CharLFO71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4" style:display-name="WW_CharLFO71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5" style:display-name="WW_CharLFO71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6" style:display-name="WW_CharLFO71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7" style:display-name="WW_CharLFO71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8" style:display-name="WW_CharLFO71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9" style:display-name="WW_CharLFO71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Character_5f_20_5f_style" style:display-name="Character_20_style" style:family="text"/>
    <style:style style:name="WW_5f_CharLFO73LVL1" style:display-name="WW_CharLFO73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2" style:display-name="WW_CharLFO73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3" style:display-name="WW_CharLFO73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4" style:display-name="WW_CharLFO73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5" style:display-name="WW_CharLFO73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6" style:display-name="WW_CharLFO73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7" style:display-name="WW_CharLFO73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8" style:display-name="WW_CharLFO73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9" style:display-name="WW_CharLFO73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1" style:display-name="WW_CharLFO74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2" style:display-name="WW_CharLFO74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3" style:display-name="WW_CharLFO74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4" style:display-name="WW_CharLFO74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5" style:display-name="WW_CharLFO74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6" style:display-name="WW_CharLFO74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7" style:display-name="WW_CharLFO74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8" style:display-name="WW_CharLFO74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9" style:display-name="WW_CharLFO74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1" style:display-name="WW_CharLFO75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2" style:display-name="WW_CharLFO75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3" style:display-name="WW_CharLFO75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4" style:display-name="WW_CharLFO75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5" style:display-name="WW_CharLFO75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6" style:display-name="WW_CharLFO75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7" style:display-name="WW_CharLFO75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8" style:display-name="WW_CharLFO75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9" style:display-name="WW_CharLFO75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1" style:display-name="WW_CharLFO76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2" style:display-name="WW_CharLFO76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3" style:display-name="WW_CharLFO76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4" style:display-name="WW_CharLFO76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5" style:display-name="WW_CharLFO76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6" style:display-name="WW_CharLFO76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7" style:display-name="WW_CharLFO76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8" style:display-name="WW_CharLFO76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9" style:display-name="WW_CharLFO76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Rigol MSO1000Z/DS1000Z :CHANnel Command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:CALibrate Commands</text:chapter></text:p>
      </style:header>
      <style:footer>
        <text:p text:style-name="Footer_20_right"><text:page-number text:select-page="current">1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6:24:30.737811242</meta:creation-date>
    <meta:editing-duration>P0D</meta:editing-duration>
    <meta:editing-cycles>1</meta:editing-cycles>
    <meta:generator>LibreOffice/5.4.3.2$Linux_X86_64 LibreOffice_project/92a7159f7e4af62137622921e809f8546db437e5</meta:generator>
    <dc:title>Rigol MSO1000Z/DS1000Z :CHANnel Commands</dc:title>
    <meta:document-statistic meta:table-count="2" meta:image-count="0" meta:object-count="0" meta:page-count="1" meta:paragraph-count="25" meta:word-count="101" meta:character-count="759" meta:non-whitespace-character-count="681"/>
    <meta:user-defined meta:name="WebPublish_HTML_Profile">EEZ (HTML)</meta:user-defined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./../../home/denis/.config/libreoffice/4/user/template/EEZ%20template.ott" meta:date="2017-11-29T16:24:30.350000000"/>
  </office:meta>
</office:document-meta>
</file>